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jacLR_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173" calcext:value-type="float">
            <text:p>61173</text:p>
          </table:table-cell>
          <table:table-cell office:value-type="float" office:value="14693" calcext:value-type="float">
            <text:p>14693</text:p>
          </table:table-cell>
          <table:table-cell office:value-type="float" office:value="3556741579.05" calcext:value-type="float">
            <text:p>3556741579.05</text:p>
          </table:table-cell>
          <table:table-cell office:value-type="float" office:value="7052774450.68" calcext:value-type="float">
            <text:p>7052774450.68</text:p>
          </table:table-cell>
          <table:table-cell office:value-type="float" office:value="3992172.15" calcext:value-type="float">
            <text:p>3992172.15</text:p>
          </table:table-cell>
          <table:table-cell office:value-type="float" office:value="160813730.1" calcext:value-type="float">
            <text:p>160813730.1</text:p>
          </table:table-cell>
          <table:table-cell office:value-type="float" office:value="107257023.05" calcext:value-type="float">
            <text:p>107257023.05</text:p>
          </table:table-cell>
          <table:table-cell office:value-type="float" office:value="104775189.42" calcext:value-type="float">
            <text:p>104775189.4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3992172.15" calcext:value-type="float">
            <text:p>3992172.15</text:p>
          </table:table-cell>
          <table:table-cell office:value-type="float" office:value="12.41" calcext:value-type="float">
            <text:p>12.41</text:p>
          </table:table-cell>
          <table:table-cell office:value-type="float" office:value="8.27" calcext:value-type="float">
            <text:p>8.27</text:p>
          </table:table-cell>
          <table:table-cell office:value-type="float" office:value="8.09" calcext:value-type="float">
            <text:p>8.09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61175" calcext:value-type="float">
            <text:p>61175</text:p>
          </table:table-cell>
          <table:table-cell office:value-type="float" office:value="4517" calcext:value-type="float">
            <text:p>4517</text:p>
          </table:table-cell>
          <table:table-cell office:value-type="float" office:value="5710447019.2" calcext:value-type="float">
            <text:p>5710447019.2</text:p>
          </table:table-cell>
          <table:table-cell office:value-type="float" office:value="5991854341.2" calcext:value-type="float">
            <text:p>5991854341.2</text:p>
          </table:table-cell>
          <table:table-cell office:value-type="float" office:value="3396542.8" calcext:value-type="float">
            <text:p>3396542.8</text:p>
          </table:table-cell>
          <table:table-cell office:value-type="float" office:value="249999770.2" calcext:value-type="float">
            <text:p>249999770.2</text:p>
          </table:table-cell>
          <table:table-cell office:value-type="float" office:value="45195075.8" calcext:value-type="float">
            <text:p>45195075.8</text:p>
          </table:table-cell>
          <table:table-cell office:value-type="float" office:value="23526535.4" calcext:value-type="float">
            <text:p>23526535.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3396542.8" calcext:value-type="float">
            <text:p>3396542.8</text:p>
          </table:table-cell>
          <table:table-cell office:value-type="float" office:value="17.8" calcext:value-type="float">
            <text:p>17.8</text:p>
          </table:table-cell>
          <table:table-cell office:value-type="float" office:value="3.16" calcext:value-type="float">
            <text:p>3.16</text:p>
          </table:table-cell>
          <table:table-cell office:value-type="float" office:value="1.62" calcext:value-type="float">
            <text:p>1.62</text:p>
          </table:table-cell>
          <table:table-cell office:value-type="float" office:value="5.25" calcext:value-type="float">
            <text:p>5.2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float" office:value="61193" calcext:value-type="float">
            <text:p>61193</text:p>
          </table:table-cell>
          <table:table-cell office:value-type="float" office:value="4576" calcext:value-type="float">
            <text:p>4576</text:p>
          </table:table-cell>
          <table:table-cell office:value-type="float" office:value="5700779119.6" calcext:value-type="float">
            <text:p>5700779119.6</text:p>
          </table:table-cell>
          <table:table-cell office:value-type="float" office:value="6123478921.2" calcext:value-type="float">
            <text:p>6123478921.2</text:p>
          </table:table-cell>
          <table:table-cell office:value-type="float" office:value="3257102.2" calcext:value-type="float">
            <text:p>3257102.2</text:p>
          </table:table-cell>
          <table:table-cell office:value-type="float" office:value="250007503.6" calcext:value-type="float">
            <text:p>250007503.6</text:p>
          </table:table-cell>
          <table:table-cell office:value-type="float" office:value="43554425.6" calcext:value-type="float">
            <text:p>43554425.6</text:p>
          </table:table-cell>
          <table:table-cell office:value-type="float" office:value="23606871.6" calcext:value-type="float">
            <text:p>23606871.6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3257102.2" calcext:value-type="float">
            <text:p>3257102.2</text:p>
          </table:table-cell>
          <table:table-cell office:value-type="float" office:value="17.81" calcext:value-type="float">
            <text:p>17.81</text:p>
          </table:table-cell>
          <table:table-cell office:value-type="float" office:value="3.08" calcext:value-type="float">
            <text:p>3.08</text:p>
          </table:table-cell>
          <table:table-cell office:value-type="float" office:value="1.66" calcext:value-type="float">
            <text:p>1.66</text:p>
          </table:table-cell>
          <table:table-cell office:value-type="float" office:value="5.08" calcext:value-type="float">
            <text:p>5.0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/>
          <table:table-cell office:value-type="float" office:value="61198" calcext:value-type="float">
            <text:p>61198</text:p>
          </table:table-cell>
          <table:table-cell office:value-type="float" office:value="4357" calcext:value-type="float">
            <text:p>4357</text:p>
          </table:table-cell>
          <table:table-cell office:value-type="float" office:value="5697846956.8" calcext:value-type="float">
            <text:p>5697846956.8</text:p>
          </table:table-cell>
          <table:table-cell office:value-type="float" office:value="6049787621.4" calcext:value-type="float">
            <text:p>6049787621.4</text:p>
          </table:table-cell>
          <table:table-cell office:value-type="float" office:value="3452011.6" calcext:value-type="float">
            <text:p>3452011.6</text:p>
          </table:table-cell>
          <table:table-cell office:value-type="float" office:value="250038451.6" calcext:value-type="float">
            <text:p>250038451.6</text:p>
          </table:table-cell>
          <table:table-cell office:value-type="float" office:value="43413139.4" calcext:value-type="float">
            <text:p>43413139.4</text:p>
          </table:table-cell>
          <table:table-cell office:value-type="float" office:value="23474073" calcext:value-type="float">
            <text:p>23474073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452011.6" calcext:value-type="float">
            <text:p>3452011.6</text:p>
          </table:table-cell>
          <table:table-cell office:value-type="float" office:value="20.14" calcext:value-type="float">
            <text:p>20.14</text:p>
          </table:table-cell>
          <table:table-cell office:value-type="float" office:value="3.47" calcext:value-type="float">
            <text:p>3.47</text:p>
          </table:table-cell>
          <table:table-cell office:value-type="float" office:value="1.86" calcext:value-type="float">
            <text:p>1.86</text:p>
          </table:table-cell>
          <table:table-cell office:value-type="float" office:value="5.07" calcext:value-type="float">
            <text:p>5.07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jacLR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265" calcext:value-type="float">
            <text:p>61265</text:p>
          </table:table-cell>
          <table:table-cell office:value-type="float" office:value="14804" calcext:value-type="float">
            <text:p>14804</text:p>
          </table:table-cell>
          <table:table-cell office:value-type="float" office:value="3968240353.17" calcext:value-type="float">
            <text:p>3968240353.17</text:p>
          </table:table-cell>
          <table:table-cell office:value-type="float" office:value="7886103684.7" calcext:value-type="float">
            <text:p>7886103684.7</text:p>
          </table:table-cell>
          <table:table-cell office:value-type="float" office:value="4547924.94" calcext:value-type="float">
            <text:p>4547924.94</text:p>
          </table:table-cell>
          <table:table-cell office:value-type="float" office:value="179761813.23" calcext:value-type="float">
            <text:p>179761813.23</text:p>
          </table:table-cell>
          <table:table-cell office:value-type="float" office:value="119836823.82" calcext:value-type="float">
            <text:p>119836823.82</text:p>
          </table:table-cell>
          <table:table-cell office:value-type="float" office:value="117233123.94" calcext:value-type="float">
            <text:p>117233123.94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4547924.94" calcext:value-type="float">
            <text:p>4547924.94</text:p>
          </table:table-cell>
          <table:table-cell office:value-type="float" office:value="12.64" calcext:value-type="float">
            <text:p>12.64</text:p>
          </table:table-cell>
          <table:table-cell office:value-type="float" office:value="8.4" calcext:value-type="float">
            <text:p>8.4</text:p>
          </table:table-cell>
          <table:table-cell office:value-type="float" office:value="8.22" calcext:value-type="float">
            <text:p>8.22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267" calcext:value-type="float">
            <text:p>61267</text:p>
          </table:table-cell>
          <table:table-cell office:value-type="float" office:value="11404" calcext:value-type="float">
            <text:p>11404</text:p>
          </table:table-cell>
          <table:table-cell office:value-type="float" office:value="3048613561.83" calcext:value-type="float">
            <text:p>3048613561.83</text:p>
          </table:table-cell>
          <table:table-cell office:value-type="float" office:value="8464978280.16" calcext:value-type="float">
            <text:p>8464978280.16</text:p>
          </table:table-cell>
          <table:table-cell office:value-type="float" office:value="32988073.16" calcext:value-type="float">
            <text:p>32988073.16</text:p>
          </table:table-cell>
          <table:table-cell office:value-type="float" office:value="190668719.58" calcext:value-type="float">
            <text:p>190668719.58</text:p>
          </table:table-cell>
          <table:table-cell office:value-type="float" office:value="151110118.91" calcext:value-type="float">
            <text:p>151110118.91</text:p>
          </table:table-cell>
          <table:table-cell office:value-type="float" office:value="32875517.91" calcext:value-type="float">
            <text:p>32875517.91</text:p>
          </table:table-cell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32988073.25" calcext:value-type="float">
            <text:p>32988073.25</text:p>
          </table:table-cell>
          <table:table-cell office:value-type="float" office:value="12.57" calcext:value-type="float">
            <text:p>12.57</text:p>
          </table:table-cell>
          <table:table-cell office:value-type="float" office:value="9.96" calcext:value-type="float">
            <text:p>9.96</text:p>
          </table:table-cell>
          <table:table-cell office:value-type="float" office:value="2.16" calcext:value-type="float">
            <text:p>2.16</text:p>
          </table:table-cell>
          <table:table-cell office:value-type="float" office:value="1.26" calcext:value-type="float">
            <text:p>1.26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/>
          <table:table-cell office:value-type="float" office:value="61285" calcext:value-type="float">
            <text:p>61285</text:p>
          </table:table-cell>
          <table:table-cell office:value-type="float" office:value="2611" calcext:value-type="float">
            <text:p>2611</text:p>
          </table:table-cell>
          <table:table-cell office:value-type="float" office:value="2809182914.66" calcext:value-type="float">
            <text:p>2809182914.66</text:p>
          </table:table-cell>
          <table:table-cell office:value-type="float" office:value="7628117382.33" calcext:value-type="float">
            <text:p>7628117382.33</text:p>
          </table:table-cell>
          <table:table-cell office:value-type="float" office:value="28804870" calcext:value-type="float">
            <text:p>28804870</text:p>
          </table:table-cell>
          <table:table-cell office:value-type="float" office:value="167851641" calcext:value-type="float">
            <text:p>167851641</text:p>
          </table:table-cell>
          <table:table-cell office:value-type="float" office:value="126286037.66" calcext:value-type="float">
            <text:p>126286037.66</text:p>
          </table:table-cell>
          <table:table-cell office:value-type="float" office:value="29032253" calcext:value-type="float">
            <text:p>290322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28804870.66" calcext:value-type="float">
            <text:p>28804870.66</text:p>
          </table:table-cell>
          <table:table-cell office:value-type="float" office:value="12.53" calcext:value-type="float">
            <text:p>12.53</text:p>
          </table:table-cell>
          <table:table-cell office:value-type="float" office:value="9.46" calcext:value-type="float">
            <text:p>9.46</text:p>
          </table:table-cell>
          <table:table-cell office:value-type="float" office:value="2.15" calcext:value-type="float">
            <text:p>2.15</text:p>
          </table:table-cell>
          <table:table-cell office:value-type="float" office:value="1.32" calcext:value-type="float">
            <text:p>1.3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jacLR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308" calcext:value-type="float">
            <text:p>61308</text:p>
          </table:table-cell>
          <table:table-cell office:value-type="float" office:value="15468" calcext:value-type="float">
            <text:p>15468</text:p>
          </table:table-cell>
          <table:table-cell office:value-type="float" office:value="3742628545.94" calcext:value-type="float">
            <text:p>3742628545.94</text:p>
          </table:table-cell>
          <table:table-cell office:value-type="float" office:value="7783414278.72" calcext:value-type="float">
            <text:p>7783414278.72</text:p>
          </table:table-cell>
          <table:table-cell office:value-type="float" office:value="4229190.55" calcext:value-type="float">
            <text:p>4229190.55</text:p>
          </table:table-cell>
          <table:table-cell office:value-type="float" office:value="169780005.66" calcext:value-type="float">
            <text:p>169780005.66</text:p>
          </table:table-cell>
          <table:table-cell office:value-type="float" office:value="113198268.11" calcext:value-type="float">
            <text:p>113198268.11</text:p>
          </table:table-cell>
          <table:table-cell office:value-type="float" office:value="111061691.22" calcext:value-type="float">
            <text:p>111061691.22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4229190.55" calcext:value-type="float">
            <text:p>4229190.55</text:p>
          </table:table-cell>
          <table:table-cell office:value-type="float" office:value="12.06" calcext:value-type="float">
            <text:p>12.06</text:p>
          </table:table-cell>
          <table:table-cell office:value-type="float" office:value="8.03" calcext:value-type="float">
            <text:p>8.03</text:p>
          </table:table-cell>
          <table:table-cell office:value-type="float" office:value="7.88" calcext:value-type="float">
            <text:p>7.88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310" calcext:value-type="float">
            <text:p>61310</text:p>
          </table:table-cell>
          <table:table-cell office:value-type="float" office:value="11647" calcext:value-type="float">
            <text:p>11647</text:p>
          </table:table-cell>
          <table:table-cell office:value-type="float" office:value="3665991866.83" calcext:value-type="float">
            <text:p>3665991866.83</text:p>
          </table:table-cell>
          <table:table-cell office:value-type="float" office:value="8450145792.25" calcext:value-type="float">
            <text:p>8450145792.25</text:p>
          </table:table-cell>
          <table:table-cell office:value-type="float" office:value="74083.75" calcext:value-type="float">
            <text:p>74083.75</text:p>
          </table:table-cell>
          <table:table-cell office:value-type="float" office:value="59397406.16" calcext:value-type="float">
            <text:p>59397406.16</text:p>
          </table:table-cell>
          <table:table-cell office:value-type="float" office:value="47236874.08" calcext:value-type="float">
            <text:p>47236874.08</text:p>
          </table:table-cell>
          <table:table-cell office:value-type="float" office:value="45358203.5" calcext:value-type="float">
            <text:p>45358203.5</text:p>
          </table:table-cell>
          <table:table-cell office:value-type="float" office:value="43.58" calcext:value-type="float">
            <text:p>43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74083.75" calcext:value-type="float">
            <text:p>74083.75</text:p>
          </table:table-cell>
          <table:table-cell office:value-type="float" office:value="3.88" calcext:value-type="float">
            <text:p>3.88</text:p>
          </table:table-cell>
          <table:table-cell office:value-type="float" office:value="3.09" calcext:value-type="float">
            <text:p>3.09</text:p>
          </table:table-cell>
          <table:table-cell office:value-type="float" office:value="2.96" calcext:value-type="float">
            <text:p>2.96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61328" calcext:value-type="float">
            <text:p>61328</text:p>
          </table:table-cell>
          <table:table-cell office:value-type="float" office:value="3319" calcext:value-type="float">
            <text:p>3319</text:p>
          </table:table-cell>
          <table:table-cell office:value-type="float" office:value="2884074723.75" calcext:value-type="float">
            <text:p>2884074723.75</text:p>
          </table:table-cell>
          <table:table-cell office:value-type="float" office:value="6709161486.75" calcext:value-type="float">
            <text:p>6709161486.75</text:p>
          </table:table-cell>
          <table:table-cell office:value-type="float" office:value="88140.75" calcext:value-type="float">
            <text:p>88140.75</text:p>
          </table:table-cell>
          <table:table-cell office:value-type="float" office:value="47599635.75" calcext:value-type="float">
            <text:p>47599635.75</text:p>
          </table:table-cell>
          <table:table-cell office:value-type="float" office:value="37735626" calcext:value-type="float">
            <text:p>37735626</text:p>
          </table:table-cell>
          <table:table-cell office:value-type="float" office:value="36258989.75" calcext:value-type="float">
            <text:p>36258989.75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8140.75" calcext:value-type="float">
            <text:p>88140.75</text:p>
          </table:table-cell>
          <table:table-cell office:value-type="float" office:value="3.74" calcext:value-type="float">
            <text:p>3.74</text:p>
          </table:table-cell>
          <table:table-cell office:value-type="float" office:value="2.97" calcext:value-type="float">
            <text:p>2.97</text:p>
          </table:table-cell>
          <table:table-cell office:value-type="float" office:value="2.85" calcext:value-type="float">
            <text:p>2.85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jacLR_mv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394" calcext:value-type="float">
            <text:p>61394</text:p>
          </table:table-cell>
          <table:table-cell office:value-type="float" office:value="14286" calcext:value-type="float">
            <text:p>14286</text:p>
          </table:table-cell>
          <table:table-cell office:value-type="float" office:value="3958131615.7" calcext:value-type="float">
            <text:p>3958131615.7</text:p>
          </table:table-cell>
          <table:table-cell office:value-type="float" office:value="7638555148.41" calcext:value-type="float">
            <text:p>7638555148.41</text:p>
          </table:table-cell>
          <table:table-cell office:value-type="float" office:value="4550208.58" calcext:value-type="float">
            <text:p>4550208.58</text:p>
          </table:table-cell>
          <table:table-cell office:value-type="float" office:value="179768728.64" calcext:value-type="float">
            <text:p>179768728.64</text:p>
          </table:table-cell>
          <table:table-cell office:value-type="float" office:value="119823928.82" calcext:value-type="float">
            <text:p>119823928.82</text:p>
          </table:table-cell>
          <table:table-cell office:value-type="float" office:value="117185201.29" calcext:value-type="float">
            <text:p>117185201.2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4550208.58" calcext:value-type="float">
            <text:p>4550208.58</text:p>
          </table:table-cell>
          <table:table-cell office:value-type="float" office:value="13.13" calcext:value-type="float">
            <text:p>13.13</text:p>
          </table:table-cell>
          <table:table-cell office:value-type="float" office:value="8.72" calcext:value-type="float">
            <text:p>8.72</text:p>
          </table:table-cell>
          <table:table-cell office:value-type="float" office:value="8.53" calcext:value-type="float">
            <text:p>8.53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396" calcext:value-type="float">
            <text:p>61396</text:p>
          </table:table-cell>
          <table:table-cell office:value-type="float" office:value="13636" calcext:value-type="float">
            <text:p>13636</text:p>
          </table:table-cell>
          <table:table-cell office:value-type="float" office:value="2690421858.92" calcext:value-type="float">
            <text:p>2690421858.92</text:p>
          </table:table-cell>
          <table:table-cell office:value-type="float" office:value="8728128406.57" calcext:value-type="float">
            <text:p>8728128406.57</text:p>
          </table:table-cell>
          <table:table-cell office:value-type="float" office:value="39716345.78" calcext:value-type="float">
            <text:p>39716345.78</text:p>
          </table:table-cell>
          <table:table-cell office:value-type="float" office:value="198756750.71" calcext:value-type="float">
            <text:p>198756750.71</text:p>
          </table:table-cell>
          <table:table-cell office:value-type="float" office:value="164599846.21" calcext:value-type="float">
            <text:p>164599846.21</text:p>
          </table:table-cell>
          <table:table-cell office:value-type="float" office:value="29798593.64" calcext:value-type="float">
            <text:p>29798593.64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9716346.28" calcext:value-type="float">
            <text:p>39716346.28</text:p>
          </table:table-cell>
          <table:table-cell office:value-type="float" office:value="13.01" calcext:value-type="float">
            <text:p>13.01</text:p>
          </table:table-cell>
          <table:table-cell office:value-type="float" office:value="10.78" calcext:value-type="float">
            <text:p>10.78</text:p>
          </table:table-cell>
          <table:table-cell office:value-type="float" office:value="1.94" calcext:value-type="float">
            <text:p>1.94</text:p>
          </table:table-cell>
          <table:table-cell office:value-type="float" office:value="1.2" calcext:value-type="float">
            <text:p>1.2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/>
          <table:table-cell office:value-type="float" office:value="61414" calcext:value-type="float">
            <text:p>61414</text:p>
          </table:table-cell>
          <table:table-cell office:value-type="float" office:value="121" calcext:value-type="float">
            <text:p>121</text:p>
          </table:table-cell>
          <table:table-cell office:value-type="float" office:value="287285029" calcext:value-type="float">
            <text:p>287285029</text:p>
          </table:table-cell>
          <table:table-cell office:value-type="float" office:value="739742947" calcext:value-type="float">
            <text:p>739742947</text:p>
          </table:table-cell>
          <table:table-cell office:value-type="float" office:value="8903" calcext:value-type="float">
            <text:p>8903</text:p>
          </table:table-cell>
          <table:table-cell office:value-type="float" office:value="623790" calcext:value-type="float">
            <text:p>623790</text:p>
          </table:table-cell>
          <table:table-cell office:value-type="float" office:value="653434" calcext:value-type="float">
            <text:p>653434</text:p>
          </table:table-cell>
          <table:table-cell office:value-type="float" office:value="524669" calcext:value-type="float">
            <text:p>524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8903" calcext:value-type="float">
            <text:p>890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jacLR_syr2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480" calcext:value-type="float">
            <text:p>61480</text:p>
          </table:table-cell>
          <table:table-cell office:value-type="float" office:value="14515" calcext:value-type="float">
            <text:p>14515</text:p>
          </table:table-cell>
          <table:table-cell office:value-type="float" office:value="4482074804.8" calcext:value-type="float">
            <text:p>4482074804.8</text:p>
          </table:table-cell>
          <table:table-cell office:value-type="float" office:value="8680279580.53" calcext:value-type="float">
            <text:p>8680279580.53</text:p>
          </table:table-cell>
          <table:table-cell office:value-type="float" office:value="4814687.6" calcext:value-type="float">
            <text:p>4814687.6</text:p>
          </table:table-cell>
          <table:table-cell office:value-type="float" office:value="203770598.13" calcext:value-type="float">
            <text:p>203770598.13</text:p>
          </table:table-cell>
          <table:table-cell office:value-type="float" office:value="136148624.33" calcext:value-type="float">
            <text:p>136148624.33</text:p>
          </table:table-cell>
          <table:table-cell office:value-type="float" office:value="132365548.93" calcext:value-type="float">
            <text:p>13236554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4814687.6" calcext:value-type="float">
            <text:p>4814687.6</text:p>
          </table:table-cell>
          <table:table-cell office:value-type="float" office:value="13.34" calcext:value-type="float">
            <text:p>13.34</text:p>
          </table:table-cell>
          <table:table-cell office:value-type="float" office:value="8.91" calcext:value-type="float">
            <text:p>8.91</text:p>
          </table:table-cell>
          <table:table-cell office:value-type="float" office:value="8.66" calcext:value-type="float">
            <text:p>8.66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482" calcext:value-type="float">
            <text:p>61482</text:p>
          </table:table-cell>
          <table:table-cell office:value-type="float" office:value="24871" calcext:value-type="float">
            <text:p>24871</text:p>
          </table:table-cell>
          <table:table-cell office:value-type="float" office:value="10381018181.22" calcext:value-type="float">
            <text:p>10381018181.22</text:p>
          </table:table-cell>
          <table:table-cell office:value-type="float" office:value="8372056949.44" calcext:value-type="float">
            <text:p>8372056949.44</text:p>
          </table:table-cell>
          <table:table-cell office:value-type="float" office:value="1854745.22" calcext:value-type="float">
            <text:p>1854745.22</text:p>
          </table:table-cell>
          <table:table-cell office:value-type="float" office:value="229065385.25" calcext:value-type="float">
            <text:p>229065385.25</text:p>
          </table:table-cell>
          <table:table-cell office:value-type="float" office:value="205202826.25" calcext:value-type="float">
            <text:p>205202826.25</text:p>
          </table:table-cell>
          <table:table-cell office:value-type="float" office:value="46156511.7" calcext:value-type="float">
            <text:p>46156511.7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1854745.22" calcext:value-type="float">
            <text:p>1854745.22</text:p>
          </table:table-cell>
          <table:table-cell office:value-type="float" office:value="15.73" calcext:value-type="float">
            <text:p>15.73</text:p>
          </table:table-cell>
          <table:table-cell office:value-type="float" office:value="14.11" calcext:value-type="float">
            <text:p>14.11</text:p>
          </table:table-cell>
          <table:table-cell office:value-type="float" office:value="3.09" calcext:value-type="float">
            <text:p>3.09</text:p>
          </table:table-cell>
          <table:table-cell office:value-type="float" office:value="1.11" calcext:value-type="float">
            <text:p>1.1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/>
          <table:table-cell office:value-type="float" office:value="61500" calcext:value-type="float">
            <text:p>61500</text:p>
          </table:table-cell>
          <table:table-cell office:value-type="float" office:value="9690" calcext:value-type="float">
            <text:p>9690</text:p>
          </table:table-cell>
          <table:table-cell office:value-type="float" office:value="4531453512.4" calcext:value-type="float">
            <text:p>4531453512.4</text:p>
          </table:table-cell>
          <table:table-cell office:value-type="float" office:value="8784807688.3" calcext:value-type="float">
            <text:p>8784807688.3</text:p>
          </table:table-cell>
          <table:table-cell office:value-type="float" office:value="4847355.1" calcext:value-type="float">
            <text:p>4847355.1</text:p>
          </table:table-cell>
          <table:table-cell office:value-type="float" office:value="205629026.1" calcext:value-type="float">
            <text:p>205629026.1</text:p>
          </table:table-cell>
          <table:table-cell office:value-type="float" office:value="137409713.8" calcext:value-type="float">
            <text:p>137409713.8</text:p>
          </table:table-cell>
          <table:table-cell office:value-type="float" office:value="133554107.3" calcext:value-type="float">
            <text:p>13355410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4847355.1" calcext:value-type="float">
            <text:p>4847355.1</text:p>
          </table:table-cell>
          <table:table-cell office:value-type="float" office:value="13.59" calcext:value-type="float">
            <text:p>13.59</text:p>
          </table:table-cell>
          <table:table-cell office:value-type="float" office:value="9.08" calcext:value-type="float">
            <text:p>9.08</text:p>
          </table:table-cell>
          <table:table-cell office:value-type="float" office:value="8.82" calcext:value-type="float">
            <text:p>8.82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jacLR_trisol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572" calcext:value-type="float">
            <text:p>61572</text:p>
          </table:table-cell>
          <table:table-cell office:value-type="float" office:value="14845" calcext:value-type="float">
            <text:p>14845</text:p>
          </table:table-cell>
          <table:table-cell office:value-type="float" office:value="3984452438.47" calcext:value-type="float">
            <text:p>3984452438.47</text:p>
          </table:table-cell>
          <table:table-cell office:value-type="float" office:value="7855753056.35" calcext:value-type="float">
            <text:p>7855753056.35</text:p>
          </table:table-cell>
          <table:table-cell office:value-type="float" office:value="4530293.52" calcext:value-type="float">
            <text:p>4530293.52</text:p>
          </table:table-cell>
          <table:table-cell office:value-type="float" office:value="179773993.64" calcext:value-type="float">
            <text:p>179773993.64</text:p>
          </table:table-cell>
          <table:table-cell office:value-type="float" office:value="119825008.41" calcext:value-type="float">
            <text:p>119825008.41</text:p>
          </table:table-cell>
          <table:table-cell office:value-type="float" office:value="117383378.76" calcext:value-type="float">
            <text:p>117383378.76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530293.52" calcext:value-type="float">
            <text:p>4530293.52</text:p>
          </table:table-cell>
          <table:table-cell office:value-type="float" office:value="12.19" calcext:value-type="float">
            <text:p>12.19</text:p>
          </table:table-cell>
          <table:table-cell office:value-type="float" office:value="8.13" calcext:value-type="float">
            <text:p>8.13</text:p>
          </table:table-cell>
          <table:table-cell office:value-type="float" office:value="7.96" calcext:value-type="float">
            <text:p>7.96</text:p>
          </table:table-cell>
          <table:table-cell office:value-type="float" office:value="1.41" calcext:value-type="float">
            <text:p>1.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61574" calcext:value-type="float">
            <text:p>61574</text:p>
          </table:table-cell>
          <table:table-cell office:value-type="float" office:value="9073" calcext:value-type="float">
            <text:p>9073</text:p>
          </table:table-cell>
          <table:table-cell office:value-type="float" office:value="3706844907.44" calcext:value-type="float">
            <text:p>3706844907.44</text:p>
          </table:table-cell>
          <table:table-cell office:value-type="float" office:value="8760550210.55" calcext:value-type="float">
            <text:p>8760550210.55</text:p>
          </table:table-cell>
          <table:table-cell office:value-type="float" office:value="60968" calcext:value-type="float">
            <text:p>60968</text:p>
          </table:table-cell>
          <table:table-cell office:value-type="float" office:value="40137016.33" calcext:value-type="float">
            <text:p>40137016.33</text:p>
          </table:table-cell>
          <table:table-cell office:value-type="float" office:value="36707865.33" calcext:value-type="float">
            <text:p>36707865.33</text:p>
          </table:table-cell>
          <table:table-cell office:value-type="float" office:value="29918545.66" calcext:value-type="float">
            <text:p>29918545.66</text:p>
          </table:table-cell>
          <table:table-cell office:value-type="float" office:value="44.77" calcext:value-type="float">
            <text:p>44.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60968" calcext:value-type="float">
            <text:p>60968</text:p>
          </table:table-cell>
          <table:table-cell office:value-type="float" office:value="2.54" calcext:value-type="float">
            <text:p>2.54</text:p>
          </table:table-cell>
          <table:table-cell office:value-type="float" office:value="2.33" calcext:value-type="float">
            <text:p>2.33</text:p>
          </table:table-cell>
          <table:table-cell office:value-type="float" office:value="1.9" calcext:value-type="float">
            <text:p>1.9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/>
          <table:table-cell office:value-type="float" office:value="61597" calcext:value-type="float">
            <text:p>61597</text:p>
          </table:table-cell>
          <table:table-cell office:value-type="float" office:value="5699" calcext:value-type="float">
            <text:p>5699</text:p>
          </table:table-cell>
          <table:table-cell office:value-type="float" office:value="3570801952" calcext:value-type="float">
            <text:p>3570801952</text:p>
          </table:table-cell>
          <table:table-cell office:value-type="float" office:value="8311145046.66" calcext:value-type="float">
            <text:p>8311145046.66</text:p>
          </table:table-cell>
          <table:table-cell office:value-type="float" office:value="37108.5" calcext:value-type="float">
            <text:p>37108.5</text:p>
          </table:table-cell>
          <table:table-cell office:value-type="float" office:value="38625360.16" calcext:value-type="float">
            <text:p>38625360.16</text:p>
          </table:table-cell>
          <table:table-cell office:value-type="float" office:value="35314493" calcext:value-type="float">
            <text:p>35314493</text:p>
          </table:table-cell>
          <table:table-cell office:value-type="float" office:value="28851591.83" calcext:value-type="float">
            <text:p>28851591.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37108.5" calcext:value-type="float">
            <text:p>37108.5</text:p>
          </table:table-cell>
          <table:table-cell office:value-type="float" office:value="2.6" calcext:value-type="float">
            <text:p>2.6</text:p>
          </table:table-cell>
          <table:table-cell office:value-type="float" office:value="2.38" calcext:value-type="float">
            <text:p>2.38</text:p>
          </table:table-cell>
          <table:table-cell office:value-type="float" office:value="1.94" calcext:value-type="float">
            <text:p>1.94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jacLR_tr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620" calcext:value-type="float">
            <text:p>61620</text:p>
          </table:table-cell>
          <table:table-cell office:value-type="float" office:value="13926" calcext:value-type="float">
            <text:p>13926</text:p>
          </table:table-cell>
          <table:table-cell office:value-type="float" office:value="4806696247.28" calcext:value-type="float">
            <text:p>4806696247.28</text:p>
          </table:table-cell>
          <table:table-cell office:value-type="float" office:value="8965312394.85" calcext:value-type="float">
            <text:p>8965312394.85</text:p>
          </table:table-cell>
          <table:table-cell office:value-type="float" office:value="5279901.64" calcext:value-type="float">
            <text:p>5279901.64</text:p>
          </table:table-cell>
          <table:table-cell office:value-type="float" office:value="218407191.42" calcext:value-type="float">
            <text:p>218407191.42</text:p>
          </table:table-cell>
          <table:table-cell office:value-type="float" office:value="146144831.92" calcext:value-type="float">
            <text:p>146144831.92</text:p>
          </table:table-cell>
          <table:table-cell office:value-type="float" office:value="141823541.28" calcext:value-type="float">
            <text:p>14182354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5279901.64" calcext:value-type="float">
            <text:p>5279901.64</text:p>
          </table:table-cell>
          <table:table-cell office:value-type="float" office:value="14.04" calcext:value-type="float">
            <text:p>14.04</text:p>
          </table:table-cell>
          <table:table-cell office:value-type="float" office:value="9.39" calcext:value-type="float">
            <text:p>9.39</text:p>
          </table:table-cell>
          <table:table-cell office:value-type="float" office:value="9.12" calcext:value-type="float">
            <text:p>9.12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622" calcext:value-type="float">
            <text:p>61622</text:p>
          </table:table-cell>
          <table:table-cell office:value-type="float" office:value="28156" calcext:value-type="float">
            <text:p>28156</text:p>
          </table:table-cell>
          <table:table-cell office:value-type="float" office:value="9823951783" calcext:value-type="float">
            <text:p>9823951783</text:p>
          </table:table-cell>
          <table:table-cell office:value-type="float" office:value="8239469422.9" calcext:value-type="float">
            <text:p>8239469422.9</text:p>
          </table:table-cell>
          <table:table-cell office:value-type="float" office:value="2722534.29" calcext:value-type="float">
            <text:p>2722534.29</text:p>
          </table:table-cell>
          <table:table-cell office:value-type="float" office:value="158761111.09" calcext:value-type="float">
            <text:p>158761111.09</text:p>
          </table:table-cell>
          <table:table-cell office:value-type="float" office:value="183325889.77" calcext:value-type="float">
            <text:p>183325889.77</text:p>
          </table:table-cell>
          <table:table-cell office:value-type="float" office:value="28059694.77" calcext:value-type="float">
            <text:p>28059694.77</text:p>
          </table:table-cell>
          <table:table-cell office:value-type="float" office:value="44.09" calcext:value-type="float">
            <text:p>44.0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722534.29" calcext:value-type="float">
            <text:p>2722534.29</text:p>
          </table:table-cell>
          <table:table-cell office:value-type="float" office:value="11.74" calcext:value-type="float">
            <text:p>11.74</text:p>
          </table:table-cell>
          <table:table-cell office:value-type="float" office:value="13.66" calcext:value-type="float">
            <text:p>13.66</text:p>
          </table:table-cell>
          <table:table-cell office:value-type="float" office:value="1.81" calcext:value-type="float">
            <text:p>1.81</text:p>
          </table:table-cell>
          <table:table-cell office:value-type="float" office:value="0.85" calcext:value-type="float">
            <text:p>0.85</text:p>
          </table:table-cell>
          <table:table-cell office:value-type="float" office:value="111.17" calcext:value-type="float">
            <text:p>111.17</text:p>
          </table:table-cell>
        </table:table-row>
        <table:table-row table:style-name="ro1">
          <table:table-cell/>
          <table:table-cell office:value-type="float" office:value="61646" calcext:value-type="float">
            <text:p>61646</text:p>
          </table:table-cell>
          <table:table-cell office:value-type="float" office:value="13905" calcext:value-type="float">
            <text:p>13905</text:p>
          </table:table-cell>
          <table:table-cell office:value-type="float" office:value="4805791127.64" calcext:value-type="float">
            <text:p>4805791127.64</text:p>
          </table:table-cell>
          <table:table-cell office:value-type="float" office:value="8952674451.07" calcext:value-type="float">
            <text:p>8952674451.07</text:p>
          </table:table-cell>
          <table:table-cell office:value-type="float" office:value="5270057.21" calcext:value-type="float">
            <text:p>5270057.21</text:p>
          </table:table-cell>
          <table:table-cell office:value-type="float" office:value="218370143.07" calcext:value-type="float">
            <text:p>218370143.07</text:p>
          </table:table-cell>
          <table:table-cell office:value-type="float" office:value="145772956.92" calcext:value-type="float">
            <text:p>145772956.92</text:p>
          </table:table-cell>
          <table:table-cell office:value-type="float" office:value="141783389.57" calcext:value-type="float">
            <text:p>14178338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5270057.21" calcext:value-type="float">
            <text:p>5270057.21</text:p>
          </table:table-cell>
          <table:table-cell office:value-type="float" office:value="14.06" calcext:value-type="float">
            <text:p>14.06</text:p>
          </table:table-cell>
          <table:table-cell office:value-type="float" office:value="9.38" calcext:value-type="float">
            <text:p>9.38</text:p>
          </table:table-cell>
          <table:table-cell office:value-type="float" office:value="9.13" calcext:value-type="float">
            <text:p>9.1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667" calcext:value-type="float">
            <text:p>61667</text:p>
          </table:table-cell>
          <table:table-cell office:value-type="float" office:value="1003" calcext:value-type="float">
            <text:p>1003</text:p>
          </table:table-cell>
          <table:table-cell office:value-type="float" office:value="5292194522" calcext:value-type="float">
            <text:p>5292194522</text:p>
          </table:table-cell>
          <table:table-cell office:value-type="float" office:value="8897653525" calcext:value-type="float">
            <text:p>8897653525</text:p>
          </table:table-cell>
          <table:table-cell office:value-type="float" office:value="6041821" calcext:value-type="float">
            <text:p>6041821</text:p>
          </table:table-cell>
          <table:table-cell office:value-type="float" office:value="234830278" calcext:value-type="float">
            <text:p>234830278</text:p>
          </table:table-cell>
          <table:table-cell office:value-type="float" office:value="156277091" calcext:value-type="float">
            <text:p>156277091</text:p>
          </table:table-cell>
          <table:table-cell office:value-type="float" office:value="152401822" calcext:value-type="float">
            <text:p>1524018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6041821" calcext:value-type="float">
            <text:p>6041821</text:p>
          </table:table-cell>
          <table:table-cell office:value-type="float" office:value="14.98" calcext:value-type="float">
            <text:p>14.98</text:p>
          </table:table-cell>
          <table:table-cell office:value-type="float" office:value="9.97" calcext:value-type="float">
            <text:p>9.97</text:p>
          </table:table-cell>
          <table:table-cell office:value-type="float" office:value="9.72" calcext:value-type="float">
            <text:p>9.72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tream_d0_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268" calcext:value-type="float">
            <text:p>62268</text:p>
          </table:table-cell>
          <table:table-cell office:value-type="float" office:value="8227" calcext:value-type="float">
            <text:p>8227</text:p>
          </table:table-cell>
          <table:table-cell office:value-type="float" office:value="3985010844.27" calcext:value-type="float">
            <text:p>3985010844.27</text:p>
          </table:table-cell>
          <table:table-cell office:value-type="float" office:value="6392623179.36" calcext:value-type="float">
            <text:p>6392623179.36</text:p>
          </table:table-cell>
          <table:table-cell office:value-type="float" office:value="157658.9" calcext:value-type="float">
            <text:p>157658.9</text:p>
          </table:table-cell>
          <table:table-cell office:value-type="float" office:value="116425003.09" calcext:value-type="float">
            <text:p>116425003.09</text:p>
          </table:table-cell>
          <table:table-cell office:value-type="float" office:value="116615744.81" calcext:value-type="float">
            <text:p>116615744.81</text:p>
          </table:table-cell>
          <table:table-cell office:value-type="float" office:value="113612202.27" calcext:value-type="float">
            <text:p>113612202.27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57658.9" calcext:value-type="float">
            <text:p>157658.9</text:p>
          </table:table-cell>
          <table:table-cell office:value-type="float" office:value="8.47" calcext:value-type="float">
            <text:p>8.47</text:p>
          </table:table-cell>
          <table:table-cell office:value-type="float" office:value="8.48" calcext:value-type="float">
            <text:p>8.48</text:p>
          </table:table-cell>
          <table:table-cell office:value-type="float" office:value="8.27" calcext:value-type="float">
            <text:p>8.27</text:p>
          </table:table-cell>
          <table:table-cell office:value-type="float" office:value="0.94" calcext:value-type="float">
            <text:p>0.94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float" office:value="62270" calcext:value-type="float">
            <text:p>62270</text:p>
          </table:table-cell>
          <table:table-cell office:value-type="float" office:value="4599" calcext:value-type="float">
            <text:p>4599</text:p>
          </table:table-cell>
          <table:table-cell office:value-type="float" office:value="5708320965" calcext:value-type="float">
            <text:p>5708320965</text:p>
          </table:table-cell>
          <table:table-cell office:value-type="float" office:value="6261688358.4" calcext:value-type="float">
            <text:p>6261688358.4</text:p>
          </table:table-cell>
          <table:table-cell office:value-type="float" office:value="3009734.2" calcext:value-type="float">
            <text:p>3009734.2</text:p>
          </table:table-cell>
          <table:table-cell office:value-type="float" office:value="249957653.4" calcext:value-type="float">
            <text:p>249957653.4</text:p>
          </table:table-cell>
          <table:table-cell office:value-type="float" office:value="42748608.2" calcext:value-type="float">
            <text:p>42748608.2</text:p>
          </table:table-cell>
          <table:table-cell office:value-type="float" office:value="25724517.6" calcext:value-type="float">
            <text:p>25724517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009734.2" calcext:value-type="float">
            <text:p>3009734.2</text:p>
          </table:table-cell>
          <table:table-cell office:value-type="float" office:value="17.76" calcext:value-type="float">
            <text:p>17.76</text:p>
          </table:table-cell>
          <table:table-cell office:value-type="float" office:value="3.01" calcext:value-type="float">
            <text:p>3.01</text:p>
          </table:table-cell>
          <table:table-cell office:value-type="float" office:value="1.81" calcext:value-type="float">
            <text:p>1.81</text:p>
          </table:table-cell>
          <table:table-cell office:value-type="float" office:value="5.38" calcext:value-type="float">
            <text:p>5.3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/>
          <table:table-cell office:value-type="float" office:value="62289" calcext:value-type="float">
            <text:p>62289</text:p>
          </table:table-cell>
          <table:table-cell office:value-type="float" office:value="3110" calcext:value-type="float">
            <text:p>3110</text:p>
          </table:table-cell>
          <table:table-cell office:value-type="float" office:value="3540320457" calcext:value-type="float">
            <text:p>3540320457</text:p>
          </table:table-cell>
          <table:table-cell office:value-type="float" office:value="3850680818.4" calcext:value-type="float">
            <text:p>3850680818.4</text:p>
          </table:table-cell>
          <table:table-cell office:value-type="float" office:value="1716481.6" calcext:value-type="float">
            <text:p>1716481.6</text:p>
          </table:table-cell>
          <table:table-cell office:value-type="float" office:value="148416715.6" calcext:value-type="float">
            <text:p>148416715.6</text:p>
          </table:table-cell>
          <table:table-cell office:value-type="float" office:value="30534949.8" calcext:value-type="float">
            <text:p>30534949.8</text:p>
          </table:table-cell>
          <table:table-cell office:value-type="float" office:value="16038978.4" calcext:value-type="float">
            <text:p>16038978.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1716481.6" calcext:value-type="float">
            <text:p>1716481.6</text:p>
          </table:table-cell>
          <table:table-cell office:value-type="float" office:value="19.33" calcext:value-type="float">
            <text:p>19.33</text:p>
          </table:table-cell>
          <table:table-cell office:value-type="float" office:value="3.6" calcext:value-type="float">
            <text:p>3.6</text:p>
          </table:table-cell>
          <table:table-cell office:value-type="float" office:value="1.51" calcext:value-type="float">
            <text:p>1.51</text:p>
          </table:table-cell>
          <table:table-cell office:value-type="float" office:value="3.58" calcext:value-type="float">
            <text:p>3.5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stream_d0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361" calcext:value-type="float">
            <text:p>62361</text:p>
          </table:table-cell>
          <table:table-cell office:value-type="float" office:value="8534" calcext:value-type="float">
            <text:p>8534</text:p>
          </table:table-cell>
          <table:table-cell office:value-type="float" office:value="4867180422.33" calcext:value-type="float">
            <text:p>4867180422.33</text:p>
          </table:table-cell>
          <table:table-cell office:value-type="float" office:value="8045631579.44" calcext:value-type="float">
            <text:p>8045631579.44</text:p>
          </table:table-cell>
          <table:table-cell office:value-type="float" office:value="106779.55" calcext:value-type="float">
            <text:p>106779.55</text:p>
          </table:table-cell>
          <table:table-cell office:value-type="float" office:value="142384952.66" calcext:value-type="float">
            <text:p>142384952.66</text:p>
          </table:table-cell>
          <table:table-cell office:value-type="float" office:value="142639370.66" calcext:value-type="float">
            <text:p>142639370.66</text:p>
          </table:table-cell>
          <table:table-cell office:value-type="float" office:value="138826082.55" calcext:value-type="float">
            <text:p>13882608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6779.55" calcext:value-type="float">
            <text:p>106779.55</text:p>
          </table:table-cell>
          <table:table-cell office:value-type="float" office:value="9.18" calcext:value-type="float">
            <text:p>9.18</text:p>
          </table:table-cell>
          <table:table-cell office:value-type="float" office:value="9.19" calcext:value-type="float">
            <text:p>9.19</text:p>
          </table:table-cell>
          <table:table-cell office:value-type="float" office:value="8.95" calcext:value-type="float">
            <text:p>8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363" calcext:value-type="float">
            <text:p>62363</text:p>
          </table:table-cell>
          <table:table-cell office:value-type="float" office:value="10421" calcext:value-type="float">
            <text:p>10421</text:p>
          </table:table-cell>
          <table:table-cell office:value-type="float" office:value="2782625268.61" calcext:value-type="float">
            <text:p>2782625268.61</text:p>
          </table:table-cell>
          <table:table-cell office:value-type="float" office:value="7305837815.15" calcext:value-type="float">
            <text:p>7305837815.15</text:p>
          </table:table-cell>
          <table:table-cell office:value-type="float" office:value="29032810" calcext:value-type="float">
            <text:p>29032810</text:p>
          </table:table-cell>
          <table:table-cell office:value-type="float" office:value="175822607.3" calcext:value-type="float">
            <text:p>175822607.3</text:p>
          </table:table-cell>
          <table:table-cell office:value-type="float" office:value="138435982" calcext:value-type="float">
            <text:p>138435982</text:p>
          </table:table-cell>
          <table:table-cell office:value-type="float" office:value="30303280.3" calcext:value-type="float">
            <text:p>30303280.3</text:p>
          </table:table-cell>
          <table:table-cell office:value-type="float" office:value="36.38" calcext:value-type="float">
            <text:p>36.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9032810.23" calcext:value-type="float">
            <text:p>29032810.23</text:p>
          </table:table-cell>
          <table:table-cell office:value-type="float" office:value="14.63" calcext:value-type="float">
            <text:p>14.63</text:p>
          </table:table-cell>
          <table:table-cell office:value-type="float" office:value="11.67" calcext:value-type="float">
            <text:p>11.67</text:p>
          </table:table-cell>
          <table:table-cell office:value-type="float" office:value="2.35" calcext:value-type="float">
            <text:p>2.35</text:p>
          </table:table-cell>
          <table:table-cell office:value-type="float" office:value="1.25" calcext:value-type="float">
            <text:p>1.25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/>
          <table:table-cell office:value-type="float" office:value="62391" calcext:value-type="float">
            <text:p>62391</text:p>
          </table:table-cell>
          <table:table-cell office:value-type="float" office:value="1304" calcext:value-type="float">
            <text:p>1304</text:p>
          </table:table-cell>
          <table:table-cell office:value-type="float" office:value="3100666822.5" calcext:value-type="float">
            <text:p>3100666822.5</text:p>
          </table:table-cell>
          <table:table-cell office:value-type="float" office:value="5185132109" calcext:value-type="float">
            <text:p>5185132109</text:p>
          </table:table-cell>
          <table:table-cell office:value-type="float" office:value="92705" calcext:value-type="float">
            <text:p>92705</text:p>
          </table:table-cell>
          <table:table-cell office:value-type="float" office:value="87112171" calcext:value-type="float">
            <text:p>87112171</text:p>
          </table:table-cell>
          <table:table-cell office:value-type="float" office:value="88025577.5" calcext:value-type="float">
            <text:p>88025577.5</text:p>
          </table:table-cell>
          <table:table-cell office:value-type="float" office:value="82922802" calcext:value-type="float">
            <text:p>8292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92705" calcext:value-type="float">
            <text:p>92705</text:p>
          </table:table-cell>
          <table:table-cell office:value-type="float" office:value="9.26" calcext:value-type="float">
            <text:p>9.26</text:p>
          </table:table-cell>
          <table:table-cell office:value-type="float" office:value="9.32" calcext:value-type="float">
            <text:p>9.32</text:p>
          </table:table-cell>
          <table:table-cell office:value-type="float" office:value="8.91" calcext:value-type="float">
            <text:p>8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stream_d0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414" calcext:value-type="float">
            <text:p>62414</text:p>
          </table:table-cell>
          <table:table-cell office:value-type="float" office:value="9247" calcext:value-type="float">
            <text:p>9247</text:p>
          </table:table-cell>
          <table:table-cell office:value-type="float" office:value="4381030374.6" calcext:value-type="float">
            <text:p>4381030374.6</text:p>
          </table:table-cell>
          <table:table-cell office:value-type="float" office:value="7836489460.8" calcext:value-type="float">
            <text:p>7836489460.8</text:p>
          </table:table-cell>
          <table:table-cell office:value-type="float" office:value="200308.5" calcext:value-type="float">
            <text:p>200308.5</text:p>
          </table:table-cell>
          <table:table-cell office:value-type="float" office:value="128119766.7" calcext:value-type="float">
            <text:p>128119766.7</text:p>
          </table:table-cell>
          <table:table-cell office:value-type="float" office:value="128326527.7" calcext:value-type="float">
            <text:p>128326527.7</text:p>
          </table:table-cell>
          <table:table-cell office:value-type="float" office:value="125119384.2" calcext:value-type="float">
            <text:p>12511938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00308.5" calcext:value-type="float">
            <text:p>200308.5</text:p>
          </table:table-cell>
          <table:table-cell office:value-type="float" office:value="8.18" calcext:value-type="float">
            <text:p>8.18</text:p>
          </table:table-cell>
          <table:table-cell office:value-type="float" office:value="8.19" calcext:value-type="float">
            <text:p>8.19</text:p>
          </table:table-cell>
          <table:table-cell office:value-type="float" office:value="7.98" calcext:value-type="float">
            <text:p>7.98</text:p>
          </table:table-cell>
          <table:table-cell office:value-type="float" office:value="0.93" calcext:value-type="float">
            <text:p>0.9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/>
          <table:table-cell office:value-type="float" office:value="62416" calcext:value-type="float">
            <text:p>62416</text:p>
          </table:table-cell>
          <table:table-cell office:value-type="float" office:value="9990" calcext:value-type="float">
            <text:p>9990</text:p>
          </table:table-cell>
          <table:table-cell office:value-type="float" office:value="3706247737.81" calcext:value-type="float">
            <text:p>3706247737.81</text:p>
          </table:table-cell>
          <table:table-cell office:value-type="float" office:value="8070585982.27" calcext:value-type="float">
            <text:p>8070585982.27</text:p>
          </table:table-cell>
          <table:table-cell office:value-type="float" office:value="67111.9" calcext:value-type="float">
            <text:p>67111.9</text:p>
          </table:table-cell>
          <table:table-cell office:value-type="float" office:value="64784844.09" calcext:value-type="float">
            <text:p>64784844.09</text:p>
          </table:table-cell>
          <table:table-cell office:value-type="float" office:value="51462891.18" calcext:value-type="float">
            <text:p>51462891.18</text:p>
          </table:table-cell>
          <table:table-cell office:value-type="float" office:value="49427065.09" calcext:value-type="float">
            <text:p>49427065.09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7111.9" calcext:value-type="float">
            <text:p>67111.9</text:p>
          </table:table-cell>
          <table:table-cell office:value-type="float" office:value="4.74" calcext:value-type="float">
            <text:p>4.74</text:p>
          </table:table-cell>
          <table:table-cell office:value-type="float" office:value="3.77" calcext:value-type="float">
            <text:p>3.77</text:p>
          </table:table-cell>
          <table:table-cell office:value-type="float" office:value="3.61" calcext:value-type="float">
            <text:p>3.61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62434" calcext:value-type="float">
            <text:p>62434</text:p>
          </table:table-cell>
          <table:table-cell office:value-type="float" office:value="2090" calcext:value-type="float">
            <text:p>2090</text:p>
          </table:table-cell>
          <table:table-cell office:value-type="float" office:value="5879412700" calcext:value-type="float">
            <text:p>5879412700</text:p>
          </table:table-cell>
          <table:table-cell office:value-type="float" office:value="7939511653" calcext:value-type="float">
            <text:p>7939511653</text:p>
          </table:table-cell>
          <table:table-cell office:value-type="float" office:value="80704" calcext:value-type="float">
            <text:p>80704</text:p>
          </table:table-cell>
          <table:table-cell office:value-type="float" office:value="162526120" calcext:value-type="float">
            <text:p>162526120</text:p>
          </table:table-cell>
          <table:table-cell office:value-type="float" office:value="164209604" calcext:value-type="float">
            <text:p>164209604</text:p>
          </table:table-cell>
          <table:table-cell office:value-type="float" office:value="153848068" calcext:value-type="float">
            <text:p>15384806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80704" calcext:value-type="float">
            <text:p>80704</text:p>
          </table:table-cell>
          <table:table-cell office:value-type="float" office:value="9.96" calcext:value-type="float">
            <text:p>9.96</text:p>
          </table:table-cell>
          <table:table-cell office:value-type="float" office:value="10.07" calcext:value-type="float">
            <text:p>10.07</text:p>
          </table:table-cell>
          <table:table-cell office:value-type="float" office:value="9.43" calcext:value-type="float">
            <text:p>9.4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tream_d0_mv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505" calcext:value-type="float">
            <text:p>62505</text:p>
          </table:table-cell>
          <table:table-cell office:value-type="float" office:value="8168" calcext:value-type="float">
            <text:p>8168</text:p>
          </table:table-cell>
          <table:table-cell office:value-type="float" office:value="4868105110.77" calcext:value-type="float">
            <text:p>4868105110.77</text:p>
          </table:table-cell>
          <table:table-cell office:value-type="float" office:value="7665067006.55" calcext:value-type="float">
            <text:p>7665067006.55</text:p>
          </table:table-cell>
          <table:table-cell office:value-type="float" office:value="142341.55" calcext:value-type="float">
            <text:p>142341.55</text:p>
          </table:table-cell>
          <table:table-cell office:value-type="float" office:value="142360952.77" calcext:value-type="float">
            <text:p>142360952.77</text:p>
          </table:table-cell>
          <table:table-cell office:value-type="float" office:value="142579618.66" calcext:value-type="float">
            <text:p>142579618.66</text:p>
          </table:table-cell>
          <table:table-cell office:value-type="float" office:value="138792612" calcext:value-type="float">
            <text:p>13879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42341.55" calcext:value-type="float">
            <text:p>142341.55</text:p>
          </table:table-cell>
          <table:table-cell office:value-type="float" office:value="9.08" calcext:value-type="float">
            <text:p>9.08</text:p>
          </table:table-cell>
          <table:table-cell office:value-type="float" office:value="9.09" calcext:value-type="float">
            <text:p>9.09</text:p>
          </table:table-cell>
          <table:table-cell office:value-type="float" office:value="8.85" calcext:value-type="float">
            <text:p>8.85</text:p>
          </table:table-cell>
          <table:table-cell office:value-type="float" office:value="0.93" calcext:value-type="float">
            <text:p>0.93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/>
          <table:table-cell office:value-type="float" office:value="62507" calcext:value-type="float">
            <text:p>62507</text:p>
          </table:table-cell>
          <table:table-cell office:value-type="float" office:value="12478" calcext:value-type="float">
            <text:p>12478</text:p>
          </table:table-cell>
          <table:table-cell office:value-type="float" office:value="2471292679.33" calcext:value-type="float">
            <text:p>2471292679.33</text:p>
          </table:table-cell>
          <table:table-cell office:value-type="float" office:value="7553476469.8" calcext:value-type="float">
            <text:p>7553476469.8</text:p>
          </table:table-cell>
          <table:table-cell office:value-type="float" office:value="35774577.33" calcext:value-type="float">
            <text:p>35774577.33</text:p>
          </table:table-cell>
          <table:table-cell office:value-type="float" office:value="185445564.33" calcext:value-type="float">
            <text:p>185445564.33</text:p>
          </table:table-cell>
          <table:table-cell office:value-type="float" office:value="154785939.06" calcext:value-type="float">
            <text:p>154785939.06</text:p>
          </table:table-cell>
          <table:table-cell office:value-type="float" office:value="27736742.93" calcext:value-type="float">
            <text:p>27736742.93</text:p>
          </table:table-cell>
          <table:table-cell office:value-type="float" office:value="37.26" calcext:value-type="float">
            <text:p>37.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35774577.26" calcext:value-type="float">
            <text:p>35774577.26</text:p>
          </table:table-cell>
          <table:table-cell office:value-type="float" office:value="14.32" calcext:value-type="float">
            <text:p>14.32</text:p>
          </table:table-cell>
          <table:table-cell office:value-type="float" office:value="11.98" calcext:value-type="float">
            <text:p>11.98</text:p>
          </table:table-cell>
          <table:table-cell office:value-type="float" office:value="2.07" calcext:value-type="float">
            <text:p>2.07</text:p>
          </table:table-cell>
          <table:table-cell office:value-type="float" office:value="1.19" calcext:value-type="float">
            <text:p>1.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2527" calcext:value-type="float">
            <text:p>62527</text:p>
          </table:table-cell>
          <table:table-cell office:value-type="float" office:value="3408" calcext:value-type="float">
            <text:p>3408</text:p>
          </table:table-cell>
          <table:table-cell office:value-type="float" office:value="3548086735.8" calcext:value-type="float">
            <text:p>3548086735.8</text:p>
          </table:table-cell>
          <table:table-cell office:value-type="float" office:value="5768678326.6" calcext:value-type="float">
            <text:p>5768678326.6</text:p>
          </table:table-cell>
          <table:table-cell office:value-type="float" office:value="89209.8" calcext:value-type="float">
            <text:p>89209.8</text:p>
          </table:table-cell>
          <table:table-cell office:value-type="float" office:value="106788566" calcext:value-type="float">
            <text:p>106788566</text:p>
          </table:table-cell>
          <table:table-cell office:value-type="float" office:value="107158068.8" calcext:value-type="float">
            <text:p>107158068.8</text:p>
          </table:table-cell>
          <table:table-cell office:value-type="float" office:value="103491608.2" calcext:value-type="float">
            <text:p>10349160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209.8" calcext:value-type="float">
            <text:p>89209.8</text:p>
          </table:table-cell>
          <table:table-cell office:value-type="float" office:value="8.33" calcext:value-type="float">
            <text:p>8.33</text:p>
          </table:table-cell>
          <table:table-cell office:value-type="float" office:value="8.36" calcext:value-type="float">
            <text:p>8.36</text:p>
          </table:table-cell>
          <table:table-cell office:value-type="float" office:value="8.09" calcext:value-type="float">
            <text:p>8.09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stream_d0_syr2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550" calcext:value-type="float">
            <text:p>62550</text:p>
          </table:table-cell>
          <table:table-cell office:value-type="float" office:value="8283" calcext:value-type="float">
            <text:p>8283</text:p>
          </table:table-cell>
          <table:table-cell office:value-type="float" office:value="4868359784.22" calcext:value-type="float">
            <text:p>4868359784.22</text:p>
          </table:table-cell>
          <table:table-cell office:value-type="float" office:value="7757175740.55" calcext:value-type="float">
            <text:p>7757175740.55</text:p>
          </table:table-cell>
          <table:table-cell office:value-type="float" office:value="167252.11" calcext:value-type="float">
            <text:p>167252.11</text:p>
          </table:table-cell>
          <table:table-cell office:value-type="float" office:value="142358444" calcext:value-type="float">
            <text:p>142358444</text:p>
          </table:table-cell>
          <table:table-cell office:value-type="float" office:value="142583034.55" calcext:value-type="float">
            <text:p>142583034.55</text:p>
          </table:table-cell>
          <table:table-cell office:value-type="float" office:value="137802408.77" calcext:value-type="float">
            <text:p>13780240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67252.11" calcext:value-type="float">
            <text:p>167252.11</text:p>
          </table:table-cell>
          <table:table-cell office:value-type="float" office:value="9.1" calcext:value-type="float">
            <text:p>9.1</text:p>
          </table:table-cell>
          <table:table-cell office:value-type="float" office:value="9.11" calcext:value-type="float">
            <text:p>9.11</text:p>
          </table:table-cell>
          <table:table-cell office:value-type="float" office:value="8.81" calcext:value-type="float">
            <text:p>8.81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552" calcext:value-type="float">
            <text:p>62552</text:p>
          </table:table-cell>
          <table:table-cell office:value-type="float" office:value="22343" calcext:value-type="float">
            <text:p>22343</text:p>
          </table:table-cell>
          <table:table-cell office:value-type="float" office:value="10374518156.37" calcext:value-type="float">
            <text:p>10374518156.37</text:p>
          </table:table-cell>
          <table:table-cell office:value-type="float" office:value="7544759608.92" calcext:value-type="float">
            <text:p>7544759608.92</text:p>
          </table:table-cell>
          <table:table-cell office:value-type="float" office:value="1546086.14" calcext:value-type="float">
            <text:p>1546086.14</text:p>
          </table:table-cell>
          <table:table-cell office:value-type="float" office:value="228524061.59" calcext:value-type="float">
            <text:p>228524061.59</text:p>
          </table:table-cell>
          <table:table-cell office:value-type="float" office:value="205026196.44" calcext:value-type="float">
            <text:p>205026196.44</text:p>
          </table:table-cell>
          <table:table-cell office:value-type="float" office:value="45427786.7" calcext:value-type="float">
            <text:p>45427786.7</text:p>
          </table:table-cell>
          <table:table-cell office:value-type="float" office:value="41.18" calcext:value-type="float">
            <text:p>41.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546086.14" calcext:value-type="float">
            <text:p>1546086.14</text:p>
          </table:table-cell>
          <table:table-cell office:value-type="float" office:value="17.27" calcext:value-type="float">
            <text:p>17.27</text:p>
          </table:table-cell>
          <table:table-cell office:value-type="float" office:value="15.54" calcext:value-type="float">
            <text:p>15.54</text:p>
          </table:table-cell>
          <table:table-cell office:value-type="float" office:value="3.28" calcext:value-type="float">
            <text:p>3.28</text:p>
          </table:table-cell>
          <table:table-cell office:value-type="float" office:value="1.11" calcext:value-type="float">
            <text:p>1.11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/>
          <table:table-cell office:value-type="float" office:value="62576" calcext:value-type="float">
            <text:p>62576</text:p>
          </table:table-cell>
          <table:table-cell office:value-type="float" office:value="8270" calcext:value-type="float">
            <text:p>8270</text:p>
          </table:table-cell>
          <table:table-cell office:value-type="float" office:value="4869626895.44" calcext:value-type="float">
            <text:p>4869626895.44</text:p>
          </table:table-cell>
          <table:table-cell office:value-type="float" office:value="7754155567.88" calcext:value-type="float">
            <text:p>7754155567.88</text:p>
          </table:table-cell>
          <table:table-cell office:value-type="float" office:value="114104.88" calcext:value-type="float">
            <text:p>114104.88</text:p>
          </table:table-cell>
          <table:table-cell office:value-type="float" office:value="142386851.22" calcext:value-type="float">
            <text:p>142386851.22</text:p>
          </table:table-cell>
          <table:table-cell office:value-type="float" office:value="142613559.77" calcext:value-type="float">
            <text:p>142613559.77</text:p>
          </table:table-cell>
          <table:table-cell office:value-type="float" office:value="137797999.22" calcext:value-type="float">
            <text:p>13779799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14104.88" calcext:value-type="float">
            <text:p>114104.88</text:p>
          </table:table-cell>
          <table:table-cell office:value-type="float" office:value="9.12" calcext:value-type="float">
            <text:p>9.12</text:p>
          </table:table-cell>
          <table:table-cell office:value-type="float" office:value="9.14" calcext:value-type="float">
            <text:p>9.14</text:p>
          </table:table-cell>
          <table:table-cell office:value-type="float" office:value="8.83" calcext:value-type="float">
            <text:p>8.83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581" calcext:value-type="float">
            <text:p>62581</text:p>
          </table:table-cell>
          <table:table-cell office:value-type="float" office:value="4043" calcext:value-type="float">
            <text:p>4043</text:p>
          </table:table-cell>
          <table:table-cell office:value-type="float" office:value="4285029021.6" calcext:value-type="float">
            <text:p>4285029021.6</text:p>
          </table:table-cell>
          <table:table-cell office:value-type="float" office:value="7067573669.4" calcext:value-type="float">
            <text:p>7067573669.4</text:p>
          </table:table-cell>
          <table:table-cell office:value-type="float" office:value="65693.6" calcext:value-type="float">
            <text:p>65693.6</text:p>
          </table:table-cell>
          <table:table-cell office:value-type="float" office:value="130266119.8" calcext:value-type="float">
            <text:p>130266119.8</text:p>
          </table:table-cell>
          <table:table-cell office:value-type="float" office:value="130649846.4" calcext:value-type="float">
            <text:p>130649846.4</text:p>
          </table:table-cell>
          <table:table-cell office:value-type="float" office:value="125540462" calcext:value-type="float">
            <text:p>12554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5693.6" calcext:value-type="float">
            <text:p>65693.6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7" calcext:value-type="float">
            <text:p>10.27</text:p>
          </table:table-cell>
          <table:table-cell office:value-type="float" office:value="9.88" calcext:value-type="float">
            <text:p>9.88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stream_d0_trisol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670" calcext:value-type="float">
            <text:p>62670</text:p>
          </table:table-cell>
          <table:table-cell office:value-type="float" office:value="8360" calcext:value-type="float">
            <text:p>8360</text:p>
          </table:table-cell>
          <table:table-cell office:value-type="float" office:value="4867857817.22" calcext:value-type="float">
            <text:p>4867857817.22</text:p>
          </table:table-cell>
          <table:table-cell office:value-type="float" office:value="7851635738.44" calcext:value-type="float">
            <text:p>7851635738.44</text:p>
          </table:table-cell>
          <table:table-cell office:value-type="float" office:value="158898.88" calcext:value-type="float">
            <text:p>158898.88</text:p>
          </table:table-cell>
          <table:table-cell office:value-type="float" office:value="142363949.55" calcext:value-type="float">
            <text:p>142363949.55</text:p>
          </table:table-cell>
          <table:table-cell office:value-type="float" office:value="142594823.88" calcext:value-type="float">
            <text:p>142594823.88</text:p>
          </table:table-cell>
          <table:table-cell office:value-type="float" office:value="138905003.88" calcext:value-type="float">
            <text:p>13890500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58898.88" calcext:value-type="float">
            <text:p>158898.88</text:p>
          </table:table-cell>
          <table:table-cell office:value-type="float" office:value="9.15" calcext:value-type="float">
            <text:p>9.15</text:p>
          </table:table-cell>
          <table:table-cell office:value-type="float" office:value="9.17" calcext:value-type="float">
            <text:p>9.17</text:p>
          </table:table-cell>
          <table:table-cell office:value-type="float" office:value="8.93" calcext:value-type="float">
            <text:p>8.93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672" calcext:value-type="float">
            <text:p>62672</text:p>
          </table:table-cell>
          <table:table-cell office:value-type="float" office:value="8471" calcext:value-type="float">
            <text:p>8471</text:p>
          </table:table-cell>
          <table:table-cell office:value-type="float" office:value="3264410222.8" calcext:value-type="float">
            <text:p>3264410222.8</text:p>
          </table:table-cell>
          <table:table-cell office:value-type="float" office:value="7509541745.8" calcext:value-type="float">
            <text:p>7509541745.8</text:p>
          </table:table-cell>
          <table:table-cell office:value-type="float" office:value="43589.5" calcext:value-type="float">
            <text:p>43589.5</text:p>
          </table:table-cell>
          <table:table-cell office:value-type="float" office:value="36086080.2" calcext:value-type="float">
            <text:p>36086080.2</text:p>
          </table:table-cell>
          <table:table-cell office:value-type="float" office:value="33087955.6" calcext:value-type="float">
            <text:p>33087955.6</text:p>
          </table:table-cell>
          <table:table-cell office:value-type="float" office:value="26886078.7" calcext:value-type="float">
            <text:p>26886078.7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43589.5" calcext:value-type="float">
            <text:p>43589.5</text:p>
          </table:table-cell>
          <table:table-cell office:value-type="float" office:value="2.81" calcext:value-type="float">
            <text:p>2.81</text:p>
          </table:table-cell>
          <table:table-cell office:value-type="float" office:value="2.57" calcext:value-type="float">
            <text:p>2.57</text:p>
          </table:table-cell>
          <table:table-cell office:value-type="float" office:value="2.09" calcext:value-type="float">
            <text:p>2.09</text:p>
          </table:table-cell>
          <table:table-cell office:value-type="float" office:value="1.09" calcext:value-type="float">
            <text:p>1.0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float" office:value="62690" calcext:value-type="float">
            <text:p>62690</text:p>
          </table:table-cell>
          <table:table-cell office:value-type="float" office:value="1003" calcext:value-type="float">
            <text:p>1003</text:p>
          </table:table-cell>
          <table:table-cell office:value-type="float" office:value="5900844836" calcext:value-type="float">
            <text:p>5900844836</text:p>
          </table:table-cell>
          <table:table-cell office:value-type="float" office:value="8470118409" calcext:value-type="float">
            <text:p>8470118409</text:p>
          </table:table-cell>
          <table:table-cell office:value-type="float" office:value="164594" calcext:value-type="float">
            <text:p>164594</text:p>
          </table:table-cell>
          <table:table-cell office:value-type="float" office:value="163112787" calcext:value-type="float">
            <text:p>163112787</text:p>
          </table:table-cell>
          <table:table-cell office:value-type="float" office:value="164781813" calcext:value-type="float">
            <text:p>164781813</text:p>
          </table:table-cell>
          <table:table-cell office:value-type="float" office:value="154837741" calcext:value-type="float">
            <text:p>15483774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64594" calcext:value-type="float">
            <text:p>164594</text:p>
          </table:table-cell>
          <table:table-cell office:value-type="float" office:value="10.4" calcext:value-type="float">
            <text:p>10.4</text:p>
          </table:table-cell>
          <table:table-cell office:value-type="float" office:value="10.51" calcext:value-type="float">
            <text:p>10.51</text:p>
          </table:table-cell>
          <table:table-cell office:value-type="float" office:value="9.87" calcext:value-type="float">
            <text:p>9.87</text:p>
          </table:table-cell>
          <table:table-cell office:value-type="float" office:value="0.99" calcext:value-type="float">
            <text:p>0.9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stream_d0_tr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713" calcext:value-type="float">
            <text:p>62713</text:p>
          </table:table-cell>
          <table:table-cell office:value-type="float" office:value="7854" calcext:value-type="float">
            <text:p>7854</text:p>
          </table:table-cell>
          <table:table-cell office:value-type="float" office:value="5475844957.62" calcext:value-type="float">
            <text:p>5475844957.62</text:p>
          </table:table-cell>
          <table:table-cell office:value-type="float" office:value="8322023283.37" calcext:value-type="float">
            <text:p>8322023283.37</text:p>
          </table:table-cell>
          <table:table-cell office:value-type="float" office:value="115788.87" calcext:value-type="float">
            <text:p>115788.87</text:p>
          </table:table-cell>
          <table:table-cell office:value-type="float" office:value="160151978.37" calcext:value-type="float">
            <text:p>160151978.37</text:p>
          </table:table-cell>
          <table:table-cell office:value-type="float" office:value="160405845.25" calcext:value-type="float">
            <text:p>160405845.25</text:p>
          </table:table-cell>
          <table:table-cell office:value-type="float" office:value="155209054.37" calcext:value-type="float">
            <text:p>15520905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15788.87" calcext:value-type="float">
            <text:p>115788.87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3" calcext:value-type="float">
            <text:p>10.33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715" calcext:value-type="float">
            <text:p>62715</text:p>
          </table:table-cell>
          <table:table-cell office:value-type="float" office:value="26109" calcext:value-type="float">
            <text:p>26109</text:p>
          </table:table-cell>
          <table:table-cell office:value-type="float" office:value="9511597364.18" calcext:value-type="float">
            <text:p>9511597364.18</text:p>
          </table:table-cell>
          <table:table-cell office:value-type="float" office:value="7405322716.84" calcext:value-type="float">
            <text:p>7405322716.84</text:p>
          </table:table-cell>
          <table:table-cell office:value-type="float" office:value="2581168.62" calcext:value-type="float">
            <text:p>2581168.62</text:p>
          </table:table-cell>
          <table:table-cell office:value-type="float" office:value="153786397.87" calcext:value-type="float">
            <text:p>153786397.87</text:p>
          </table:table-cell>
          <table:table-cell office:value-type="float" office:value="177688582.34" calcext:value-type="float">
            <text:p>177688582.34</text:p>
          </table:table-cell>
          <table:table-cell office:value-type="float" office:value="30054522.53" calcext:value-type="float">
            <text:p>30054522.53</text:p>
          </table:table-cell>
          <table:table-cell office:value-type="float" office:value="39.87" calcext:value-type="float">
            <text:p>39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2581168.62" calcext:value-type="float">
            <text:p>2581168.62</text:p>
          </table:table-cell>
          <table:table-cell office:value-type="float" office:value="12.54" calcext:value-type="float">
            <text:p>12.54</text:p>
          </table:table-cell>
          <table:table-cell office:value-type="float" office:value="14.62" calcext:value-type="float">
            <text:p>14.62</text:p>
          </table:table-cell>
          <table:table-cell office:value-type="float" office:value="1.96" calcext:value-type="float">
            <text:p>1.96</text:p>
          </table:table-cell>
          <table:table-cell office:value-type="float" office:value="0.86" calcext:value-type="float">
            <text:p>0.86</text:p>
          </table:table-cell>
          <table:table-cell office:value-type="float" office:value="88.82" calcext:value-type="float">
            <text:p>88.82</text:p>
          </table:table-cell>
        </table:table-row>
        <table:table-row table:style-name="ro1">
          <table:table-cell/>
          <table:table-cell office:value-type="float" office:value="62733" calcext:value-type="float">
            <text:p>62733</text:p>
          </table:table-cell>
          <table:table-cell office:value-type="float" office:value="7837" calcext:value-type="float">
            <text:p>7837</text:p>
          </table:table-cell>
          <table:table-cell office:value-type="float" office:value="5477992483.5" calcext:value-type="float">
            <text:p>5477992483.5</text:p>
          </table:table-cell>
          <table:table-cell office:value-type="float" office:value="8305379726.5" calcext:value-type="float">
            <text:p>8305379726.5</text:p>
          </table:table-cell>
          <table:table-cell office:value-type="float" office:value="194841.87" calcext:value-type="float">
            <text:p>194841.87</text:p>
          </table:table-cell>
          <table:table-cell office:value-type="float" office:value="160203742.12" calcext:value-type="float">
            <text:p>160203742.12</text:p>
          </table:table-cell>
          <table:table-cell office:value-type="float" office:value="160486220.87" calcext:value-type="float">
            <text:p>160486220.87</text:p>
          </table:table-cell>
          <table:table-cell office:value-type="float" office:value="155189811.12" calcext:value-type="float">
            <text:p>15518981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94841.87" calcext:value-type="float">
            <text:p>194841.87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5" calcext:value-type="float">
            <text:p>10.35</text:p>
          </table:table-cell>
          <table:table-cell office:value-type="float" office:value="10.01" calcext:value-type="float">
            <text:p>10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738" calcext:value-type="float">
            <text:p>62738</text:p>
          </table:table-cell>
          <table:table-cell office:value-type="float" office:value="7830" calcext:value-type="float">
            <text:p>7830</text:p>
          </table:table-cell>
          <table:table-cell office:value-type="float" office:value="5477350212.75" calcext:value-type="float">
            <text:p>5477350212.75</text:p>
          </table:table-cell>
          <table:table-cell office:value-type="float" office:value="8307993916" calcext:value-type="float">
            <text:p>8307993916</text:p>
          </table:table-cell>
          <table:table-cell office:value-type="float" office:value="133596.37" calcext:value-type="float">
            <text:p>133596.37</text:p>
          </table:table-cell>
          <table:table-cell office:value-type="float" office:value="160110296.25" calcext:value-type="float">
            <text:p>160110296.25</text:p>
          </table:table-cell>
          <table:table-cell office:value-type="float" office:value="160386242.25" calcext:value-type="float">
            <text:p>160386242.25</text:p>
          </table:table-cell>
          <table:table-cell office:value-type="float" office:value="155184571.87" calcext:value-type="float">
            <text:p>15518457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33596.37" calcext:value-type="float">
            <text:p>133596.37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5" calcext:value-type="float">
            <text:p>10.35</text:p>
          </table:table-cell>
          <table:table-cell office:value-type="float" office:value="10.01" calcext:value-type="float">
            <text:p>10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743" calcext:value-type="float">
            <text:p>62743</text:p>
          </table:table-cell>
          <table:table-cell office:value-type="float" office:value="1828" calcext:value-type="float">
            <text:p>1828</text:p>
          </table:table-cell>
          <table:table-cell office:value-type="float" office:value="4943664251" calcext:value-type="float">
            <text:p>4943664251</text:p>
          </table:table-cell>
          <table:table-cell office:value-type="float" office:value="7669194230" calcext:value-type="float">
            <text:p>7669194230</text:p>
          </table:table-cell>
          <table:table-cell office:value-type="float" office:value="123750" calcext:value-type="float">
            <text:p>123750</text:p>
          </table:table-cell>
          <table:table-cell office:value-type="float" office:value="143832059" calcext:value-type="float">
            <text:p>143832059</text:p>
          </table:table-cell>
          <table:table-cell office:value-type="float" office:value="144655476.5" calcext:value-type="float">
            <text:p>144655476.5</text:p>
          </table:table-cell>
          <table:table-cell office:value-type="float" office:value="137435466.5" calcext:value-type="float">
            <text:p>13743546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23750" calcext:value-type="float">
            <text:p>123750</text:p>
          </table:table-cell>
          <table:table-cell office:value-type="float" office:value="10.18" calcext:value-type="float">
            <text:p>10.18</text:p>
          </table:table-cell>
          <table:table-cell office:value-type="float" office:value="10.24" calcext:value-type="float">
            <text:p>10.24</text:p>
          </table:table-cell>
          <table:table-cell office:value-type="float" office:value="9.75" calcext:value-type="float">
            <text:p>9.75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6:18.212663236</meta:creation-date>
    <dc:date>2015-12-17T17:06:52.192513688</dc:date>
    <meta:editing-duration>P0D</meta:editing-duration>
    <meta:editing-cycles>1</meta:editing-cycles>
    <meta:document-statistic meta:table-count="1" meta:cell-count="975" meta:object-count="0"/>
    <meta:generator>LibreOffice/4.2.8.2$Linux_X86_64 LibreOffice_project/420m0$Build-2</meta:generator>
  </office:meta>
</office:document-meta>
</file>